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165in"/>
    </style:style>
    <style:style style:name="co2" style:family="table-column">
      <style:table-column-properties fo:break-before="auto" style:column-width="1.4126in"/>
    </style:style>
    <style:style style:name="co3" style:family="table-column">
      <style:table-column-properties fo:break-before="auto" style:column-width="1.4618in"/>
    </style:style>
    <style:style style:name="co4" style:family="table-column">
      <style:table-column-properties fo:break-before="auto" style:column-width="1.778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 style:data-style-name="N117">
      <style:table-cell-properties fo:background-color="#99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 style:data-style-name="N117">
      <style:table-cell-properties fo:background-color="#ffcc99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0" style:family="table-cell" style:parent-style-name="Default" style:data-style-name="N117">
      <style:table-cell-properties fo:background-color="#ffffcc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 style:data-style-name="N117">
      <style:table-cell-properties fo:background-color="#e6e6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>
            <text:p>Bank Angle (Degrees)</text:p>
          </table:table-cell>
          <table:table-cell table:style-name="ce1" office:value-type="string">
            <text:p>Lift Coefficient</text:p>
          </table:table-cell>
          <table:table-cell table:style-name="ce1" office:value-type="string">
            <text:p>Turn Coefficient</text:p>
          </table:table-cell>
          <table:table-cell/>
          <table:table-cell>
            <draw:frame table:end-cell-address="Sheet1.M31" table:end-x="0.1803in" table:end-y="0.1508in" draw:z-index="1" draw:style-name="gr1" svg:width="7.0236in" svg:height="6.1457in" svg:x="0.2689in" svg:y="0.024in">
              <draw:object draw:notify-on-update-of-ranges="Sheet1.A1:Sheet1.A1 Sheet1.A2:Sheet1.A38 Sheet1.B1:Sheet1.B1 Sheet1.B2:Sheet1.B38 Sheet1.A1:Sheet1.A1 Sheet1.A2:Sheet1.A38 Sheet1.C1:Sheet1.C1 Sheet1.C2:Sheet1.C3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2" table:formula="of:=[.A3]-5" office:value-type="float" office:value="-90">
            <text:p>-90</text:p>
          </table:table-cell>
          <table:table-cell table:style-name="ce7" table:formula="of:=COS(RADIANS([.A2]))" office:value-type="float" office:value="6.12303176911189E-017">
            <text:p>0.000</text:p>
          </table:table-cell>
          <table:table-cell table:style-name="ce7" table:formula="of:=SIN(RADIANS([.A2]))" office:value-type="float" office:value="-1">
            <text:p>-1.000</text:p>
          </table:table-cell>
          <table:table-cell office:value-type="string">
            <text:p>very hard <text:s/>left</text:p>
          </table:table-cell>
          <table:table-cell table:number-columns-repeated="1020"/>
        </table:table-row>
        <table:table-row table:style-name="ro1">
          <table:table-cell table:style-name="ce2" table:formula="of:=[.A4]-5" office:value-type="float" office:value="-85">
            <text:p>-85</text:p>
          </table:table-cell>
          <table:table-cell table:style-name="ce7" table:formula="of:=COS(RADIANS([.A3]))" office:value-type="float" office:value="0.0871557427476581">
            <text:p>0.087</text:p>
          </table:table-cell>
          <table:table-cell table:style-name="ce7" table:formula="of:=SIN(RADIANS([.A3]))" office:value-type="float" office:value="-0.996194698091745">
            <text:p>-0.996</text:p>
          </table:table-cell>
          <table:table-cell table:number-columns-repeated="1021"/>
        </table:table-row>
        <table:table-row table:style-name="ro1">
          <table:table-cell table:style-name="ce2" table:formula="of:=[.A5]-5" office:value-type="float" office:value="-80">
            <text:p>-80</text:p>
          </table:table-cell>
          <table:table-cell table:style-name="ce7" table:formula="of:=COS(RADIANS([.A4]))" office:value-type="float" office:value="0.17364817766693">
            <text:p>0.174</text:p>
          </table:table-cell>
          <table:table-cell table:style-name="ce7" table:formula="of:=SIN(RADIANS([.A4]))" office:value-type="float" office:value="-0.984807753012208">
            <text:p>-0.985</text:p>
          </table:table-cell>
          <table:table-cell table:number-columns-repeated="1021"/>
        </table:table-row>
        <table:table-row table:style-name="ro1">
          <table:table-cell table:style-name="ce2" table:formula="of:=[.A6]-5" office:value-type="float" office:value="-75">
            <text:p>-75</text:p>
          </table:table-cell>
          <table:table-cell table:style-name="ce7" table:formula="of:=COS(RADIANS([.A5]))" office:value-type="float" office:value="0.258819045102521">
            <text:p>0.259</text:p>
          </table:table-cell>
          <table:table-cell table:style-name="ce7" table:formula="of:=SIN(RADIANS([.A5]))" office:value-type="float" office:value="-0.965925826289068">
            <text:p>-0.966</text:p>
          </table:table-cell>
          <table:table-cell table:number-columns-repeated="1021"/>
        </table:table-row>
        <table:table-row table:style-name="ro1">
          <table:table-cell table:style-name="ce2" table:formula="of:=[.A7]-5" office:value-type="float" office:value="-70">
            <text:p>-70</text:p>
          </table:table-cell>
          <table:table-cell table:style-name="ce7" table:formula="of:=COS(RADIANS([.A6]))" office:value-type="float" office:value="0.342020143325669">
            <text:p>0.342</text:p>
          </table:table-cell>
          <table:table-cell table:style-name="ce7" table:formula="of:=SIN(RADIANS([.A6]))" office:value-type="float" office:value="-0.939692620785908">
            <text:p>-0.940</text:p>
          </table:table-cell>
          <table:table-cell table:number-columns-repeated="1021"/>
        </table:table-row>
        <table:table-row table:style-name="ro1">
          <table:table-cell table:style-name="ce2" table:formula="of:=[.A8]-5" office:value-type="float" office:value="-65">
            <text:p>-65</text:p>
          </table:table-cell>
          <table:table-cell table:style-name="ce7" table:formula="of:=COS(RADIANS([.A7]))" office:value-type="float" office:value="0.422618261740699">
            <text:p>0.423</text:p>
          </table:table-cell>
          <table:table-cell table:style-name="ce7" table:formula="of:=SIN(RADIANS([.A7]))" office:value-type="float" office:value="-0.90630778703665">
            <text:p>-0.906</text:p>
          </table:table-cell>
          <table:table-cell table:number-columns-repeated="1021"/>
        </table:table-row>
        <table:table-row table:style-name="ro1">
          <table:table-cell table:style-name="ce2" table:formula="of:=[.A9]-5" office:value-type="float" office:value="-60">
            <text:p>-60</text:p>
          </table:table-cell>
          <table:table-cell table:style-name="ce7" table:formula="of:=COS(RADIANS([.A8]))" office:value-type="float" office:value="0.5">
            <text:p>0.500</text:p>
          </table:table-cell>
          <table:table-cell table:style-name="ce7" table:formula="of:=SIN(RADIANS([.A8]))" office:value-type="float" office:value="-0.866025403784439">
            <text:p>-0.866</text:p>
          </table:table-cell>
          <table:table-cell table:number-columns-repeated="1021"/>
        </table:table-row>
        <table:table-row table:style-name="ro1">
          <table:table-cell table:style-name="ce2" table:formula="of:=[.A10]-5" office:value-type="float" office:value="-55">
            <text:p>-55</text:p>
          </table:table-cell>
          <table:table-cell table:style-name="ce7" table:formula="of:=COS(RADIANS([.A9]))" office:value-type="float" office:value="0.573576436351046">
            <text:p>0.574</text:p>
          </table:table-cell>
          <table:table-cell table:style-name="ce7" table:formula="of:=SIN(RADIANS([.A9]))" office:value-type="float" office:value="-0.819152044288992">
            <text:p>-0.819</text:p>
          </table:table-cell>
          <table:table-cell table:number-columns-repeated="1021"/>
        </table:table-row>
        <table:table-row table:style-name="ro1">
          <table:table-cell table:style-name="ce2" table:formula="of:=[.A11]-5" office:value-type="float" office:value="-50">
            <text:p>-50</text:p>
          </table:table-cell>
          <table:table-cell table:style-name="ce7" table:formula="of:=COS(RADIANS([.A10]))" office:value-type="float" office:value="0.642787609686539">
            <text:p>0.643</text:p>
          </table:table-cell>
          <table:table-cell table:style-name="ce7" table:formula="of:=SIN(RADIANS([.A10]))" office:value-type="float" office:value="-0.766044443118978">
            <text:p>-0.766</text:p>
          </table:table-cell>
          <table:table-cell table:number-columns-repeated="1021"/>
        </table:table-row>
        <table:table-row table:style-name="ro1">
          <table:table-cell table:style-name="ce2" table:formula="of:=[.A12]-5" office:value-type="float" office:value="-45">
            <text:p>-45</text:p>
          </table:table-cell>
          <table:table-cell table:style-name="ce7" table:formula="of:=COS(RADIANS([.A11]))" office:value-type="float" office:value="0.707106781186548">
            <text:p>0.707</text:p>
          </table:table-cell>
          <table:table-cell table:style-name="ce7" table:formula="of:=SIN(RADIANS([.A11]))" office:value-type="float" office:value="-0.707106781186547">
            <text:p>-0.707</text:p>
          </table:table-cell>
          <table:table-cell table:number-columns-repeated="1021"/>
        </table:table-row>
        <table:table-row table:style-name="ro1">
          <table:table-cell table:style-name="ce2" table:formula="of:=[.A13]-5" office:value-type="float" office:value="-40">
            <text:p>-40</text:p>
          </table:table-cell>
          <table:table-cell table:style-name="ce7" table:formula="of:=COS(RADIANS([.A12]))" office:value-type="float" office:value="0.766044443118978">
            <text:p>0.766</text:p>
          </table:table-cell>
          <table:table-cell table:style-name="ce7" table:formula="of:=SIN(RADIANS([.A12]))" office:value-type="float" office:value="-0.642787609686539">
            <text:p>-0.643</text:p>
          </table:table-cell>
          <table:table-cell table:number-columns-repeated="1021"/>
        </table:table-row>
        <table:table-row table:style-name="ro1">
          <table:table-cell table:style-name="ce2" table:formula="of:=[.A14]-5" office:value-type="float" office:value="-35">
            <text:p>-35</text:p>
          </table:table-cell>
          <table:table-cell table:style-name="ce7" table:formula="of:=COS(RADIANS([.A13]))" office:value-type="float" office:value="0.819152044288992">
            <text:p>0.819</text:p>
          </table:table-cell>
          <table:table-cell table:style-name="ce7" table:formula="of:=SIN(RADIANS([.A13]))" office:value-type="float" office:value="-0.573576436351046">
            <text:p>-0.574</text:p>
          </table:table-cell>
          <table:table-cell table:number-columns-repeated="1021"/>
        </table:table-row>
        <table:table-row table:style-name="ro1">
          <table:table-cell table:style-name="ce2" table:formula="of:=[.A15]-5" office:value-type="float" office:value="-30">
            <text:p>-30</text:p>
          </table:table-cell>
          <table:table-cell table:style-name="ce7" table:formula="of:=COS(RADIANS([.A14]))" office:value-type="float" office:value="0.866025403784439">
            <text:p>0.866</text:p>
          </table:table-cell>
          <table:table-cell table:style-name="ce7" table:formula="of:=SIN(RADIANS([.A14]))" office:value-type="float" office:value="-0.5">
            <text:p>-0.500</text:p>
          </table:table-cell>
          <table:table-cell table:number-columns-repeated="1021"/>
        </table:table-row>
        <table:table-row table:style-name="ro1">
          <table:table-cell table:style-name="ce2" table:formula="of:=[.A16]-5" office:value-type="float" office:value="-25">
            <text:p>-25</text:p>
          </table:table-cell>
          <table:table-cell table:style-name="ce7" table:formula="of:=COS(RADIANS([.A15]))" office:value-type="float" office:value="0.90630778703665">
            <text:p>0.906</text:p>
          </table:table-cell>
          <table:table-cell table:style-name="ce7" table:formula="of:=SIN(RADIANS([.A15]))" office:value-type="float" office:value="-0.422618261740699">
            <text:p>-0.423</text:p>
          </table:table-cell>
          <table:table-cell table:number-columns-repeated="1021"/>
        </table:table-row>
        <table:table-row table:style-name="ro1">
          <table:table-cell table:style-name="ce2" table:formula="of:=[.A17]-5" office:value-type="float" office:value="-20">
            <text:p>-20</text:p>
          </table:table-cell>
          <table:table-cell table:style-name="ce7" table:formula="of:=COS(RADIANS([.A16]))" office:value-type="float" office:value="0.939692620785908">
            <text:p>0.940</text:p>
          </table:table-cell>
          <table:table-cell table:style-name="ce7" table:formula="of:=SIN(RADIANS([.A16]))" office:value-type="float" office:value="-0.342020143325669">
            <text:p>-0.342</text:p>
          </table:table-cell>
          <table:table-cell table:number-columns-repeated="1021"/>
        </table:table-row>
        <table:table-row table:style-name="ro1">
          <table:table-cell table:style-name="ce2" table:formula="of:=[.A18]-5" office:value-type="float" office:value="-15">
            <text:p>-15</text:p>
          </table:table-cell>
          <table:table-cell table:style-name="ce7" table:formula="of:=COS(RADIANS([.A17]))" office:value-type="float" office:value="0.965925826289068">
            <text:p>0.966</text:p>
          </table:table-cell>
          <table:table-cell table:style-name="ce7" table:formula="of:=SIN(RADIANS([.A17]))" office:value-type="float" office:value="-0.258819045102521">
            <text:p>-0.259</text:p>
          </table:table-cell>
          <table:table-cell table:number-columns-repeated="1021"/>
        </table:table-row>
        <table:table-row table:style-name="ro1">
          <table:table-cell table:style-name="ce2" table:formula="of:=[.A19]-5" office:value-type="float" office:value="-10">
            <text:p>-10</text:p>
          </table:table-cell>
          <table:table-cell table:style-name="ce7" table:formula="of:=COS(RADIANS([.A18]))" office:value-type="float" office:value="0.984807753012208">
            <text:p>0.985</text:p>
          </table:table-cell>
          <table:table-cell table:style-name="ce7" table:formula="of:=SIN(RADIANS([.A18]))" office:value-type="float" office:value="-0.17364817766693">
            <text:p>-0.174</text:p>
          </table:table-cell>
          <table:table-cell table:number-columns-repeated="1021"/>
        </table:table-row>
        <table:table-row table:style-name="ro1">
          <table:table-cell table:style-name="ce2" table:formula="of:=[.A20]-5" office:value-type="float" office:value="-5">
            <text:p>-5</text:p>
          </table:table-cell>
          <table:table-cell table:style-name="ce7" table:formula="of:=COS(RADIANS([.A19]))" office:value-type="float" office:value="0.996194698091745">
            <text:p>0.996</text:p>
          </table:table-cell>
          <table:table-cell table:style-name="ce7" table:formula="of:=SIN(RADIANS([.A19]))" office:value-type="float" office:value="-0.0871557427476582">
            <text:p>-0.087</text:p>
          </table:table-cell>
          <table:table-cell table:number-columns-repeated="1021"/>
        </table:table-row>
        <table:table-row table:style-name="ro1">
          <table:table-cell office:value-type="float" office:value="0">
            <text:p>0</text:p>
          </table:table-cell>
          <table:table-cell table:style-name="ce8" table:formula="of:=COS(RADIANS([.A20]))" office:value-type="float" office:value="1">
            <text:p>1.000</text:p>
          </table:table-cell>
          <table:table-cell table:style-name="ce8" table:formula="of:=SIN(RADIANS([.A20]))" office:value-type="float" office:value="0">
            <text:p>0.000</text:p>
          </table:table-cell>
          <table:table-cell office:value-type="string">
            <text:p>straight</text:p>
          </table:table-cell>
          <table:table-cell table:number-columns-repeated="1020"/>
        </table:table-row>
        <table:table-row table:style-name="ro1">
          <table:table-cell table:style-name="ce4" table:formula="of:=[.A20]+5" office:value-type="float" office:value="5">
            <text:p>5</text:p>
          </table:table-cell>
          <table:table-cell table:style-name="ce9" table:formula="of:=COS(RADIANS([.A21]))" office:value-type="float" office:value="0.996194698091745">
            <text:p>0.996</text:p>
          </table:table-cell>
          <table:table-cell table:style-name="ce9" table:formula="of:=SIN(RADIANS([.A21]))" office:value-type="float" office:value="0.0871557427476582">
            <text:p>0.087</text:p>
          </table:table-cell>
          <table:table-cell table:number-columns-repeated="1021"/>
        </table:table-row>
        <table:table-row table:style-name="ro1">
          <table:table-cell table:style-name="ce4" table:formula="of:=[.A21]+5" office:value-type="float" office:value="10">
            <text:p>10</text:p>
          </table:table-cell>
          <table:table-cell table:style-name="ce9" table:formula="of:=COS(RADIANS([.A22]))" office:value-type="float" office:value="0.984807753012208">
            <text:p>0.985</text:p>
          </table:table-cell>
          <table:table-cell table:style-name="ce9" table:formula="of:=SIN(RADIANS([.A22]))" office:value-type="float" office:value="0.17364817766693">
            <text:p>0.174</text:p>
          </table:table-cell>
          <table:table-cell table:number-columns-repeated="1021"/>
        </table:table-row>
        <table:table-row table:style-name="ro1">
          <table:table-cell table:style-name="ce4" table:formula="of:=[.A22]+5" office:value-type="float" office:value="15">
            <text:p>15</text:p>
          </table:table-cell>
          <table:table-cell table:style-name="ce9" table:formula="of:=COS(RADIANS([.A23]))" office:value-type="float" office:value="0.965925826289068">
            <text:p>0.966</text:p>
          </table:table-cell>
          <table:table-cell table:style-name="ce9" table:formula="of:=SIN(RADIANS([.A23]))" office:value-type="float" office:value="0.258819045102521">
            <text:p>0.259</text:p>
          </table:table-cell>
          <table:table-cell table:number-columns-repeated="1021"/>
        </table:table-row>
        <table:table-row table:style-name="ro1">
          <table:table-cell table:style-name="ce4" table:formula="of:=[.A23]+5" office:value-type="float" office:value="20">
            <text:p>20</text:p>
          </table:table-cell>
          <table:table-cell table:style-name="ce9" table:formula="of:=COS(RADIANS([.A24]))" office:value-type="float" office:value="0.939692620785908">
            <text:p>0.940</text:p>
          </table:table-cell>
          <table:table-cell table:style-name="ce9" table:formula="of:=SIN(RADIANS([.A24]))" office:value-type="float" office:value="0.342020143325669">
            <text:p>0.342</text:p>
          </table:table-cell>
          <table:table-cell table:number-columns-repeated="1021"/>
        </table:table-row>
        <table:table-row table:style-name="ro1">
          <table:table-cell table:style-name="ce4" table:formula="of:=[.A24]+5" office:value-type="float" office:value="25">
            <text:p>25</text:p>
          </table:table-cell>
          <table:table-cell table:style-name="ce9" table:formula="of:=COS(RADIANS([.A25]))" office:value-type="float" office:value="0.90630778703665">
            <text:p>0.906</text:p>
          </table:table-cell>
          <table:table-cell table:style-name="ce9" table:formula="of:=SIN(RADIANS([.A25]))" office:value-type="float" office:value="0.422618261740699">
            <text:p>0.423</text:p>
          </table:table-cell>
          <table:table-cell table:number-columns-repeated="1021"/>
        </table:table-row>
        <table:table-row table:style-name="ro1">
          <table:table-cell table:style-name="ce4" table:formula="of:=[.A25]+5" office:value-type="float" office:value="30">
            <text:p>30</text:p>
          </table:table-cell>
          <table:table-cell table:style-name="ce9" table:formula="of:=COS(RADIANS([.A26]))" office:value-type="float" office:value="0.866025403784439">
            <text:p>0.866</text:p>
          </table:table-cell>
          <table:table-cell table:style-name="ce9" table:formula="of:=SIN(RADIANS([.A26]))" office:value-type="float" office:value="0.5">
            <text:p>0.500</text:p>
          </table:table-cell>
          <table:table-cell table:number-columns-repeated="1021"/>
        </table:table-row>
        <table:table-row table:style-name="ro1">
          <table:table-cell table:style-name="ce4" table:formula="of:=[.A26]+5" office:value-type="float" office:value="35">
            <text:p>35</text:p>
          </table:table-cell>
          <table:table-cell table:style-name="ce9" table:formula="of:=COS(RADIANS([.A27]))" office:value-type="float" office:value="0.819152044288992">
            <text:p>0.819</text:p>
          </table:table-cell>
          <table:table-cell table:style-name="ce9" table:formula="of:=SIN(RADIANS([.A27]))" office:value-type="float" office:value="0.573576436351046">
            <text:p>0.574</text:p>
          </table:table-cell>
          <table:table-cell table:number-columns-repeated="1021"/>
        </table:table-row>
        <table:table-row table:style-name="ro1">
          <table:table-cell table:style-name="ce4" table:formula="of:=[.A27]+5" office:value-type="float" office:value="40">
            <text:p>40</text:p>
          </table:table-cell>
          <table:table-cell table:style-name="ce9" table:formula="of:=COS(RADIANS([.A28]))" office:value-type="float" office:value="0.766044443118978">
            <text:p>0.766</text:p>
          </table:table-cell>
          <table:table-cell table:style-name="ce9" table:formula="of:=SIN(RADIANS([.A28]))" office:value-type="float" office:value="0.642787609686539">
            <text:p>0.643</text:p>
          </table:table-cell>
          <table:table-cell table:number-columns-repeated="1021"/>
        </table:table-row>
        <table:table-row table:style-name="ro1">
          <table:table-cell table:style-name="ce4" table:formula="of:=[.A28]+5" office:value-type="float" office:value="45">
            <text:p>45</text:p>
          </table:table-cell>
          <table:table-cell table:style-name="ce9" table:formula="of:=COS(RADIANS([.A29]))" office:value-type="float" office:value="0.707106781186548">
            <text:p>0.707</text:p>
          </table:table-cell>
          <table:table-cell table:style-name="ce9" table:formula="of:=SIN(RADIANS([.A29]))" office:value-type="float" office:value="0.707106781186547">
            <text:p>0.707</text:p>
          </table:table-cell>
          <table:table-cell table:number-columns-repeated="1021"/>
        </table:table-row>
        <table:table-row table:style-name="ro1">
          <table:table-cell table:style-name="ce4" table:formula="of:=[.A29]+5" office:value-type="float" office:value="50">
            <text:p>50</text:p>
          </table:table-cell>
          <table:table-cell table:style-name="ce9" table:formula="of:=COS(RADIANS([.A30]))" office:value-type="float" office:value="0.642787609686539">
            <text:p>0.643</text:p>
          </table:table-cell>
          <table:table-cell table:style-name="ce9" table:formula="of:=SIN(RADIANS([.A30]))" office:value-type="float" office:value="0.766044443118978">
            <text:p>0.766</text:p>
          </table:table-cell>
          <table:table-cell table:number-columns-repeated="1021"/>
        </table:table-row>
        <table:table-row table:style-name="ro1">
          <table:table-cell table:style-name="ce4" table:formula="of:=[.A30]+5" office:value-type="float" office:value="55">
            <text:p>55</text:p>
          </table:table-cell>
          <table:table-cell table:style-name="ce9" table:formula="of:=COS(RADIANS([.A31]))" office:value-type="float" office:value="0.573576436351046">
            <text:p>0.574</text:p>
          </table:table-cell>
          <table:table-cell table:style-name="ce9" table:formula="of:=SIN(RADIANS([.A31]))" office:value-type="float" office:value="0.819152044288992">
            <text:p>0.819</text:p>
          </table:table-cell>
          <table:table-cell table:number-columns-repeated="1021"/>
        </table:table-row>
        <table:table-row table:style-name="ro1">
          <table:table-cell table:style-name="ce4" table:formula="of:=[.A31]+5" office:value-type="float" office:value="60">
            <text:p>60</text:p>
          </table:table-cell>
          <table:table-cell table:style-name="ce9" table:formula="of:=COS(RADIANS([.A32]))" office:value-type="float" office:value="0.5">
            <text:p>0.500</text:p>
          </table:table-cell>
          <table:table-cell table:style-name="ce9" table:formula="of:=SIN(RADIANS([.A32]))" office:value-type="float" office:value="0.866025403784439">
            <text:p>0.866</text:p>
          </table:table-cell>
          <table:table-cell table:number-columns-repeated="1021"/>
        </table:table-row>
        <table:table-row table:style-name="ro1">
          <table:table-cell table:style-name="ce4" table:formula="of:=[.A32]+5" office:value-type="float" office:value="65">
            <text:p>65</text:p>
          </table:table-cell>
          <table:table-cell table:style-name="ce9" table:formula="of:=COS(RADIANS([.A33]))" office:value-type="float" office:value="0.422618261740699">
            <text:p>0.423</text:p>
          </table:table-cell>
          <table:table-cell table:style-name="ce9" table:formula="of:=SIN(RADIANS([.A33]))" office:value-type="float" office:value="0.90630778703665">
            <text:p>0.906</text:p>
          </table:table-cell>
          <table:table-cell table:number-columns-repeated="1021"/>
        </table:table-row>
        <table:table-row table:style-name="ro1">
          <table:table-cell table:style-name="ce4" table:formula="of:=[.A33]+5" office:value-type="float" office:value="70">
            <text:p>70</text:p>
          </table:table-cell>
          <table:table-cell table:style-name="ce9" table:formula="of:=COS(RADIANS([.A34]))" office:value-type="float" office:value="0.342020143325669">
            <text:p>0.342</text:p>
          </table:table-cell>
          <table:table-cell table:style-name="ce9" table:formula="of:=SIN(RADIANS([.A34]))" office:value-type="float" office:value="0.939692620785908">
            <text:p>0.940</text:p>
          </table:table-cell>
          <table:table-cell table:number-columns-repeated="1021"/>
        </table:table-row>
        <table:table-row table:style-name="ro1">
          <table:table-cell table:style-name="ce4" table:formula="of:=[.A34]+5" office:value-type="float" office:value="75">
            <text:p>75</text:p>
          </table:table-cell>
          <table:table-cell table:style-name="ce9" table:formula="of:=COS(RADIANS([.A35]))" office:value-type="float" office:value="0.258819045102521">
            <text:p>0.259</text:p>
          </table:table-cell>
          <table:table-cell table:style-name="ce9" table:formula="of:=SIN(RADIANS([.A35]))" office:value-type="float" office:value="0.965925826289068">
            <text:p>0.966</text:p>
          </table:table-cell>
          <table:table-cell table:number-columns-repeated="1021"/>
        </table:table-row>
        <table:table-row table:style-name="ro1">
          <table:table-cell table:style-name="ce4" table:formula="of:=[.A35]+5" office:value-type="float" office:value="80">
            <text:p>80</text:p>
          </table:table-cell>
          <table:table-cell table:style-name="ce9" table:formula="of:=COS(RADIANS([.A36]))" office:value-type="float" office:value="0.17364817766693">
            <text:p>0.174</text:p>
          </table:table-cell>
          <table:table-cell table:style-name="ce9" table:formula="of:=SIN(RADIANS([.A36]))" office:value-type="float" office:value="0.984807753012208">
            <text:p>0.985</text:p>
          </table:table-cell>
          <table:table-cell table:number-columns-repeated="1021"/>
        </table:table-row>
        <table:table-row table:style-name="ro1">
          <table:table-cell table:style-name="ce4" table:formula="of:=[.A36]+5" office:value-type="float" office:value="85">
            <text:p>85</text:p>
          </table:table-cell>
          <table:table-cell table:style-name="ce9" table:formula="of:=COS(RADIANS([.A37]))" office:value-type="float" office:value="0.0871557427476581">
            <text:p>0.087</text:p>
          </table:table-cell>
          <table:table-cell table:style-name="ce9" table:formula="of:=SIN(RADIANS([.A37]))" office:value-type="float" office:value="0.996194698091745">
            <text:p>0.996</text:p>
          </table:table-cell>
          <table:table-cell table:number-columns-repeated="1021"/>
        </table:table-row>
        <table:table-row table:style-name="ro1">
          <table:table-cell table:style-name="ce4" table:formula="of:=[.A37]+5" office:value-type="float" office:value="90">
            <text:p>90</text:p>
          </table:table-cell>
          <table:table-cell table:style-name="ce9" table:formula="of:=COS(RADIANS([.A38]))" office:value-type="float" office:value="6.12303176911189E-017">
            <text:p>0.000</text:p>
          </table:table-cell>
          <table:table-cell table:style-name="ce9" table:formula="of:=SIN(RADIANS([.A38]))" office:value-type="float" office:value="1">
            <text:p>1.000</text:p>
          </table:table-cell>
          <table:table-cell office:value-type="string">
            <text:p>very hard right</text:p>
          </table:table-cell>
          <table:table-cell table:number-columns-repeated="1020"/>
        </table:table-row>
        <table:table-row table:style-name="ro1" table:number-rows-repeated="6">
          <table:table-cell/>
          <table:table-cell table:style-name="ce8" table:number-columns-repeated="2"/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>
            <draw:frame table:end-cell-address="Sheet1.I66" table:end-x="0.7898in" table:end-y="0.174in" draw:z-index="0" draw:style-name="gr1" svg:width="5.6063in" svg:height="3.6783in" svg:x="0.5114in" svg:y="0.1075in">
              <draw:object draw:notify-on-update-of-ranges="Sheet1.A49:Sheet1.A49 Sheet1.A50:Sheet1.A66 Sheet1.B49:Sheet1.B49 Sheet1.B50:Sheet1.B66" xlink:href="./Object 2" xlink:type="simple" xlink:show="embed" xlink:actuate="onLoad"/>
              <draw:image xlink:href="./ObjectReplacements/Object 2" xlink:type="simple" xlink:show="embed" xlink:actuate="onLoad"/>
            </draw:frame>
            <draw:frame table:end-cell-address="Sheet1.J69" table:end-x="0.3445in" table:end-y="0.1547in" draw:z-index="2" draw:style-name="gr1" svg:width="6.4937in" svg:height="4.2606in" svg:x="0.0677in" svg:y="0.1075in">
              <draw:object draw:notify-on-update-of-ranges="Sheet1.B49:Sheet1.B49 Sheet1.B50:Sheet1.B66 Sheet1.A50:Sheet1.A6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1" office:value-type="string">
            <text:p>Speed</text:p>
          </table:table-cell>
          <table:table-cell table:style-name="ce1" office:value-type="string">
            <text:p>Lift Coefficient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5" office:value-type="float" office:value="80">
            <text:p>80</text:p>
          </table:table-cell>
          <table:table-cell table:style-name="ce10" table:formula="of:=[.A50]/[.E$50]-[.E$51]" office:value-type="float" office:value="0.666666666666667">
            <text:p>0.667</text:p>
          </table:table-cell>
          <table:table-cell table:style-name="ce8" office:value-type="string">
            <text:p>descending</text:p>
          </table:table-cell>
          <table:table-cell/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table:style-name="ce5" table:formula="of:=[.A50]+5" office:value-type="float" office:value="85">
            <text:p>85</text:p>
          </table:table-cell>
          <table:table-cell table:style-name="ce10" table:formula="of:=[.A51]/[.E$50]-[.E$51]" office:value-type="float" office:value="0.708333333333333">
            <text:p>0.708</text:p>
          </table:table-cell>
          <table:table-cell table:style-name="ce8"/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5" table:formula="of:=[.A51]+5" office:value-type="float" office:value="90">
            <text:p>90</text:p>
          </table:table-cell>
          <table:table-cell table:style-name="ce10" table:formula="of:=[.A52]/[.E$50]-[.E$51]" office:value-type="float" office:value="0.75">
            <text:p>0.750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5" table:formula="of:=[.A52]+5" office:value-type="float" office:value="95">
            <text:p>95</text:p>
          </table:table-cell>
          <table:table-cell table:style-name="ce10" table:formula="of:=[.A53]/[.E$50]-[.E$51]" office:value-type="float" office:value="0.791666666666667">
            <text:p>0.79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5" table:formula="of:=[.A53]+5" office:value-type="float" office:value="100">
            <text:p>100</text:p>
          </table:table-cell>
          <table:table-cell table:style-name="ce10" table:formula="of:=[.A54]/[.E$50]-[.E$51]" office:value-type="float" office:value="0.833333333333333">
            <text:p>0.833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5" table:formula="of:=[.A54]+5" office:value-type="float" office:value="105">
            <text:p>105</text:p>
          </table:table-cell>
          <table:table-cell table:style-name="ce10" table:formula="of:=[.A55]/[.E$50]-[.E$51]" office:value-type="float" office:value="0.875">
            <text:p>0.875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5" table:formula="of:=[.A55]+5" office:value-type="float" office:value="110">
            <text:p>110</text:p>
          </table:table-cell>
          <table:table-cell table:style-name="ce10" table:formula="of:=[.A56]/[.E$50]-[.E$51]" office:value-type="float" office:value="0.916666666666667">
            <text:p>0.917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5" table:formula="of:=[.A56]+5" office:value-type="float" office:value="115">
            <text:p>115</text:p>
          </table:table-cell>
          <table:table-cell table:style-name="ce10" table:formula="of:=[.A57]/[.E$50]-[.E$51]" office:value-type="float" office:value="0.958333333333333">
            <text:p>0.958</text:p>
          </table:table-cell>
          <table:table-cell table:style-name="ce8"/>
          <table:table-cell table:number-columns-repeated="1021"/>
        </table:table-row>
        <table:table-row table:style-name="ro1">
          <table:table-cell table:formula="of:=[.A57]+5" office:value-type="float" office:value="120">
            <text:p>120</text:p>
          </table:table-cell>
          <table:table-cell table:style-name="ce8" table:formula="of:=[.A58]/[.E$50]-[.E$51]" office:value-type="float" office:value="1">
            <text:p>1.000</text:p>
          </table:table-cell>
          <table:table-cell table:style-name="ce8" office:value-type="string">
            <text:p>level</text:p>
          </table:table-cell>
          <table:table-cell table:number-columns-repeated="1021"/>
        </table:table-row>
        <table:table-row table:style-name="ro1">
          <table:table-cell table:style-name="ce6" table:formula="of:=[.A58]+5" office:value-type="float" office:value="125">
            <text:p>125</text:p>
          </table:table-cell>
          <table:table-cell table:style-name="ce11" table:formula="of:=[.A59]/[.E$50]-[.E$51]" office:value-type="float" office:value="1.04166666666667">
            <text:p>1.04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6" table:formula="of:=[.A59]+5" office:value-type="float" office:value="130">
            <text:p>130</text:p>
          </table:table-cell>
          <table:table-cell table:style-name="ce11" table:formula="of:=[.A60]/[.E$50]-[.E$51]" office:value-type="float" office:value="1.08333333333333">
            <text:p>1.083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6" table:formula="of:=[.A60]+5" office:value-type="float" office:value="135">
            <text:p>135</text:p>
          </table:table-cell>
          <table:table-cell table:style-name="ce11" table:formula="of:=[.A61]/[.E$50]-[.E$51]" office:value-type="float" office:value="1.125">
            <text:p>1.125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6" table:formula="of:=[.A61]+5" office:value-type="float" office:value="140">
            <text:p>140</text:p>
          </table:table-cell>
          <table:table-cell table:style-name="ce11" table:formula="of:=[.A62]/[.E$50]-[.E$51]" office:value-type="float" office:value="1.16666666666667">
            <text:p>1.167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6" table:formula="of:=[.A62]+5" office:value-type="float" office:value="145">
            <text:p>145</text:p>
          </table:table-cell>
          <table:table-cell table:style-name="ce11" table:formula="of:=[.A63]/[.E$50]-[.E$51]" office:value-type="float" office:value="1.20833333333333">
            <text:p>1.20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6" table:formula="of:=[.A63]+5" office:value-type="float" office:value="150">
            <text:p>150</text:p>
          </table:table-cell>
          <table:table-cell table:style-name="ce11" table:formula="of:=[.A64]/[.E$50]-[.E$51]" office:value-type="float" office:value="1.25">
            <text:p>1.250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6" table:formula="of:=[.A64]+5" office:value-type="float" office:value="155">
            <text:p>155</text:p>
          </table:table-cell>
          <table:table-cell table:style-name="ce11" table:formula="of:=[.A65]/[.E$50]-[.E$51]" office:value-type="float" office:value="1.29166666666667">
            <text:p>1.29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6" table:formula="of:=[.A65]+5" office:value-type="float" office:value="160">
            <text:p>160</text:p>
          </table:table-cell>
          <table:table-cell table:style-name="ce11" table:formula="of:=[.A66]/[.E$50]-[.E$51]" office:value-type="float" office:value="1.33333333333333">
            <text:p>1.333</text:p>
          </table:table-cell>
          <table:table-cell table:style-name="ce8" office:value-type="string">
            <text:p>climbing</text:p>
          </table:table-cell>
          <table:table-cell table:number-columns-repeated="1021"/>
        </table:table-row>
        <table:table-row table:style-name="ro1" table:number-rows-repeated="65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3in" fo:margin-bottom="0.3in" fo:margin-left="0.3in" fo:margin-right="0.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3">04/03/2009</text:date>, <text:time>11:49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an Tappan</meta:initial-creator>
    <meta:creation-date>2009-04-02T11:53:59</meta:creation-date>
    <dc:date>2009-04-03T11:49:26</dc:date>
    <dc:creator>Dan Tappan</dc:creator>
    <meta:editing-duration>PT23H55M28S</meta:editing-duration>
    <meta:editing-cycles>8</meta:editing-cycles>
    <meta:generator>OpenOffice.org/3.0$Linux OpenOffice.org_project/300m15$Build-9379</meta:generator>
    <meta:printed-by>Dan Tappan</meta:printed-by>
    <meta:print-date>2009-04-02T16:22:12</meta:print-date>
    <meta:document-statistic meta:table-count="3" meta:cell-count="158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3" style:family="chart">
      <style:chart-properties chart:interpolation="cubic-splin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7.841cm" svg:height="15.611cm" chart:class="chart:scatter" chart:style-name="ch1">
        <chart:legend chart:legend-position="end" svg:x="13.495cm" svg:y="7.129cm" chart:style-name="ch2"/>
        <chart:plot-area chart:style-name="ch3" table:cell-range-address="Sheet1.A1:Sheet1.C38" chart:data-source-has-labels="row" svg:x="0.511cm" svg:y="0.312cm" svg:width="12.629cm" svg:height="14.564cm">
          <chart:axis chart:dimension="x" chart:name="primary-x" chart:style-name="ch4">
            <chart:title svg:x="5.51cm" svg:y="14.616cm" chart:style-name="ch5">
              <text:p>Bank Angle (Degrees)</text:p>
            </chart:title>
          </chart:axis>
          <chart:axis chart:dimension="y" chart:name="primary-y" chart:style-name="ch6">
            <chart:title svg:x="0.357cm" svg:y="8.076cm" chart:style-name="ch7">
              <text:p>Coefficient</text:p>
            </chart:title>
            <chart:grid chart:style-name="ch8" chart:class="major"/>
          </chart:axis>
          <chart:series chart:style-name="ch9" chart:values-cell-range-address="Sheet1.B2:Sheet1.B38" chart:label-cell-address="Sheet1.B1:Sheet1.B1" chart:class="chart:scatter">
            <chart:domain table:cell-range-address="Sheet1.A2:Sheet1.A38"/>
            <chart:data-point chart:repeated="37"/>
          </chart:series>
          <chart:series chart:style-name="ch10" chart:values-cell-range-address="Sheet1.C2:Sheet1.C38" chart:label-cell-address="Sheet1.C1:Sheet1.C1" chart:class="chart:scatter"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Lift Coefficient</text:p>
              </table:table-cell>
              <table:table-cell office:value-type="string">
                <text:p text:id="Sheet1.C1:Sheet1.C1">Turn Coeffici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90">
                <text:p text:id="Sheet1.A2:Sheet1.A38">-90</text:p>
              </table:table-cell>
              <table:table-cell office:value-type="float" office:value="6.12303176911189E-017">
                <text:p text:id="Sheet1.B2:Sheet1.B38">6.12303176911189E-017</text:p>
              </table:table-cell>
              <table:table-cell office:value-type="float" office:value="-1">
                <text:p text:id="Sheet1.C2:Sheet1.C38"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5">
                <text:p>-85</text:p>
              </table:table-cell>
              <table:table-cell office:value-type="float" office:value="0.0871557427476581">
                <text:p>0.0871557427476581</text:p>
              </table:table-cell>
              <table:table-cell office:value-type="float" office:value="-0.996194698091745">
                <text:p>-0.9961946980917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0">
                <text:p>-8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-0.984807753012208">
                <text:p>-0.984807753012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5">
                <text:p>-7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0.965925826289068">
                <text:p>-0.965925826289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0">
                <text:p>-7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-0.939692620785908">
                <text:p>-0.9396926207859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5">
                <text:p>-6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-0.90630778703665">
                <text:p>-0.906307787036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60">
                <text:p>-60</text:p>
              </table:table-cell>
              <table:table-cell office:value-type="float" office:value="0.5">
                <text:p>0.5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5">
                <text:p>-5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-0.819152044288992">
                <text:p>-0.8191520442889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50">
                <text:p>-5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-0.766044443118978">
                <text:p>-0.7660444431189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5">
                <text:p>-4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0">
                <text:p>-4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-0.642787609686539">
                <text:p>-0.6427876096865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5">
                <text:p>-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-0.573576436351046">
                <text:p>-0.573576436351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">
                <text:p>-3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5">
                <text:p>-2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422618261740699">
                <text:p>-0.4226182617406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0">
                <text:p>-2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342020143325669">
                <text:p>-0.3420201433256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5">
                <text:p>-1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258819045102521">
                <text:p>-0.2588190451025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">
                <text:p>-1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17364817766693">
                <text:p>-0.173648177666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">
                <text:p>-5</text:p>
              </table:table-cell>
              <table:table-cell office:value-type="float" office:value="0.996194698091745">
                <text:p>0.996194698091745</text:p>
              </table:table-cell>
              <table:table-cell office:value-type="float" office:value="-0.0871557427476582">
                <text:p>-0.08715574274765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0.996194698091745">
                <text:p>0.996194698091745</text:p>
              </table:table-cell>
              <table:table-cell office:value-type="float" office:value="0.0871557427476582">
                <text:p>0.08715574274765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0.258819045102521">
                <text:p>0.2588190451025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0.342020143325669">
                <text:p>0.3420201433256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0.422618261740699">
                <text:p>0.4226182617406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573576436351046">
                <text:p>0.5735764363510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">
                <text:p>4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642787609686539">
                <text:p>0.6427876096865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">
                <text:p>4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">
                <text:p>5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819152044288992">
                <text:p>0.8191520442889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0.5">
                <text:p>0.5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">
                <text:p>6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0630778703665">
                <text:p>0.906307787036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">
                <text:p>7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965925826289068">
                <text:p>0.9659258262890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">
                <text:p>8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984807753012208">
                <text:p>0.9848077530122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5">
                <text:p>85</text:p>
              </table:table-cell>
              <table:table-cell office:value-type="float" office:value="0.0871557427476581">
                <text:p>0.0871557427476581</text:p>
              </table:table-cell>
              <table:table-cell office:value-type="float" office:value="0.996194698091745">
                <text:p>0.9961946980917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">
                <text:p>90</text:p>
              </table:table-cell>
              <table:table-cell office:value-type="float" office:value="6.12303176911189E-017">
                <text:p>6.12303176911189E-01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4" style:family="chart">
      <style:text-properties fo:font-size="9pt" style:font-size-asian="9pt" style:font-size-complex="9pt"/>
    </style:style>
    <style:style style:name="ch5" style:family="chart" style:data-style-name="N117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4.241cm" svg:height="9.344cm" chart:class="chart:scatter" chart:style-name="ch1">
        <chart:plot-area chart:style-name="ch2" table:cell-range-address="Sheet1.A49:Sheet1.B66" chart:data-source-has-labels="row" svg:x="0.367cm" svg:y="0.186cm" svg:width="13.59cm" svg:height="8.987cm">
          <chart:axis chart:dimension="x" chart:name="primary-x" chart:style-name="ch3">
            <chart:title svg:x="6.429cm" svg:y="8.787cm" chart:style-name="ch4">
              <text:p>Speed (Knots)</text:p>
            </chart:title>
          </chart:axis>
          <chart:axis chart:dimension="y" chart:name="primary-y" chart:style-name="ch5">
            <chart:title svg:x="0.285cm" svg:y="5.584cm" chart:style-name="ch6">
              <text:p>Coefficient of Lift</text:p>
            </chart:title>
            <chart:grid chart:style-name="ch7" chart:class="major"/>
          </chart:axis>
          <chart:series chart:style-name="ch8" chart:values-cell-range-address="Sheet1.B50:Sheet1.B66" chart:label-cell-address="Sheet1.B49:Sheet1.B49" chart:class="chart:scatter">
            <chart:domain table:cell-range-address="Sheet1.A50:Sheet1.A66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49:Sheet1.B49">Lift Coeffici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 text:id="Sheet1.A50:Sheet1.A66">80</text:p>
              </table:table-cell>
              <table:table-cell office:value-type="float" office:value="0.666666666666667">
                <text:p text:id="Sheet1.B50:Sheet1.B66">0.66666666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">
                <text:p>10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">
                <text:p>110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">
                <text:p>115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">
                <text:p>125</text:p>
              </table:table-cell>
              <table:table-cell office:value-type="float" office:value="1.04166666666667">
                <text:p>1.041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5">
                <text:p>13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5">
                <text:p>145</text:p>
              </table:table-cell>
              <table:table-cell office:value-type="float" office:value="1.20833333333333">
                <text:p>1.208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5">
                <text:p>155</text:p>
              </table:table-cell>
              <table:table-cell office:value-type="float" office:value="1.29166666666667">
                <text:p>1.291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.33333333333333">
                <text:p>1.3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connect-bars="fals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text-properties fo:font-size="10.4244785308838pt" style:font-size-asian="10.4244785308838pt" style:font-size-complex="10.4244785308838pt"/>
    </style:style>
    <style:style style:name="ch5" style:family="chart" style:data-style-name="N117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90"/>
      <style:text-properties fo:font-size="10.4244785308838pt" style:font-size-asian="10.4244785308838pt" style:font-size-complex="10.4244785308838pt"/>
    </style:style>
    <style:style style:name="ch7" style:family="chart">
      <style:graphic-properties svg:stroke-color="#b3b3b3"/>
    </style:style>
    <style:style style:name="ch8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6.495cm" svg:height="10.823cm" chart:class="chart:scatter" chart:style-name="ch1">
        <chart:plot-area chart:style-name="ch2" table:cell-range-address="Sheet1.A49:Sheet1.B66" chart:data-source-has-labels="row" svg:x="0.425cm" svg:y="0.215cm" svg:width="15.74cm" svg:height="10.409cm">
          <chart:axis chart:dimension="x" chart:name="primary-x" chart:style-name="ch3">
            <chart:title svg:x="7.447cm" svg:y="10.178cm" chart:style-name="ch4">
              <text:p>Speed (Knots)</text:p>
            </chart:title>
          </chart:axis>
          <chart:axis chart:dimension="y" chart:name="primary-y" chart:style-name="ch5">
            <chart:title svg:x="0.331cm" svg:y="6.467cm" chart:style-name="ch6">
              <text:p>Coefficient of Lift</text:p>
            </chart:title>
            <chart:grid chart:style-name="ch7" chart:class="major"/>
          </chart:axis>
          <chart:series chart:style-name="ch8" chart:values-cell-range-address="Sheet1.B50:Sheet1.B66" chart:label-cell-address="Sheet1.B49:Sheet1.B49" chart:class="chart:scatter">
            <chart:domain table:cell-range-address="Sheet1.A50:Sheet1.A66"/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49:Sheet1.B49">Lift Coefficie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 text:id="Sheet1.A50:Sheet1.A66">80</text:p>
              </table:table-cell>
              <table:table-cell office:value-type="float" office:value="0.666666666666667">
                <text:p text:id="Sheet1.B50:Sheet1.B66">0.66666666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">
                <text:p>10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">
                <text:p>110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5">
                <text:p>115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5">
                <text:p>125</text:p>
              </table:table-cell>
              <table:table-cell office:value-type="float" office:value="1.04166666666667">
                <text:p>1.041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5">
                <text:p>13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0">
                <text:p>140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5">
                <text:p>145</text:p>
              </table:table-cell>
              <table:table-cell office:value-type="float" office:value="1.20833333333333">
                <text:p>1.208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5">
                <text:p>155</text:p>
              </table:table-cell>
              <table:table-cell office:value-type="float" office:value="1.29166666666667">
                <text:p>1.291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.33333333333333">
                <text:p>1.33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